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39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standard">
      <style:graphic-properties draw:stroke="none" draw:fill="none" fo:min-height="0.65cm"/>
    </style:style>
    <style:style style:name="gr4" style:family="graphic" style:parent-style-name="standard">
      <style:graphic-properties draw:stroke="none" draw:fill="none" fo:min-height="0.83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ott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.638cm"/>
    </style:style>
    <style:style style:name="gr9" style:family="graphic" style:parent-style-name="standard">
      <style:graphic-properties draw:stroke="none" draw:fill="none" fo:min-height="0.339cm"/>
    </style:style>
    <style:style style:name="gr10" style:family="graphic" style:parent-style-name="standard">
      <style:graphic-properties draw:stroke="none" draw:fill="none" fo:min-height="0.428cm"/>
    </style:style>
    <style:style style:name="gr11" style:family="graphic" style:parent-style-name="standard">
      <style:graphic-properties draw:stroke="none" draw:fill="none" fo:min-height="0.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83caff" draw:textarea-vertical-align="middle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color="#ff0000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layer="layout" svg:width="4.943cm" svg:height="0.989cm" svg:x="17.857cm" svg:y="27.9cm">
          <draw:text-box>
            <text:p>cos-common</text:p>
          </draw:text-box>
        </draw:frame>
        <draw:frame draw:style-name="gr2" draw:text-style-name="P1" draw:layer="layout" svg:width="3.863cm" svg:height="1cm" svg:x="9.712cm" svg:y="22.5cm">
          <draw:text-box>
            <text:p><text:span text:style-name="T1">cossystem</text:span></text:p>
          </draw:text-box>
        </draw:frame>
        <draw:frame draw:style-name="gr1" draw:text-style-name="P1" draw:layer="layout" svg:width="4.401cm" svg:height="0.989cm" svg:x="14.311cm" svg:y="22.411cm">
          <draw:text-box>
            <text:p><text:span text:style-name="T1">coswelcome</text:span></text:p>
          </draw:text-box>
        </draw:frame>
        <draw:frame draw:style-name="gr1" draw:layer="layout" svg:width="3.855cm" svg:height="0.989cm" svg:x="19.324cm" svg:y="22.511cm">
          <draw:text-box>
            <text:p>cosinstall</text:p>
          </draw:text-box>
        </draw:frame>
        <draw:frame draw:style-name="gr1" draw:layer="layout" svg:width="3.923cm" svg:height="0.989cm" svg:x="29.379cm" svg:y="22.3cm">
          <draw:text-box>
            <text:p>cosnanny</text:p>
          </draw:text-box>
        </draw:frame>
        <draw:frame draw:style-name="gr3" draw:layer="layout" svg:width="4.185cm" svg:height="0.988cm" svg:x="33.779cm" svg:y="22.212cm">
          <draw:text-box>
            <text:p>cosupdate</text:p>
          </draw:text-box>
        </draw:frame>
        <draw:frame draw:style-name="gr4" draw:layer="layout" svg:width="4.113cm" svg:height="1.089cm" svg:x="39.287cm" svg:y="22.2cm">
          <draw:text-box>
            <text:p>cosupload</text:p>
          </draw:text-box>
        </draw:frame>
        <draw:line draw:style-name="gr5" draw:text-style-name="P2" draw:layer="layout" svg:x1="11.8cm" svg:y1="23.7cm" svg:x2="20.2cm" svg:y2="28.3cm">
          <text:p/>
        </draw:line>
        <draw:line draw:style-name="gr5" draw:text-style-name="P2" draw:layer="layout" svg:x1="16.212cm" svg:y1="23cm" svg:x2="20.5cm" svg:y2="28.3cm">
          <text:p/>
        </draw:line>
        <draw:line draw:style-name="gr5" draw:text-style-name="P2" draw:layer="layout" svg:x1="20.612cm" svg:y1="23.1cm" svg:x2="20.5cm" svg:y2="28.2cm">
          <text:p/>
        </draw:line>
        <draw:line draw:style-name="gr5" draw:text-style-name="P2" draw:layer="layout" svg:x1="30.4cm" svg:y1="23cm" svg:x2="20.6cm" svg:y2="28.2cm">
          <text:p/>
        </draw:line>
        <draw:line draw:style-name="gr5" draw:text-style-name="P2" draw:layer="layout" svg:x1="34.6cm" svg:y1="23cm" svg:x2="21cm" svg:y2="28.3cm">
          <text:p/>
        </draw:line>
        <draw:line draw:style-name="gr5" draw:text-style-name="P2" draw:layer="layout" svg:x1="41.4cm" svg:y1="23cm" svg:x2="22.1cm" svg:y2="28.3cm">
          <text:p/>
        </draw:line>
        <draw:frame draw:style-name="gr1" draw:text-style-name="P1" draw:layer="layout" svg:width="7.233cm" svg:height="0.989cm" svg:x="7.8cm" svg:y="13.011cm">
          <draw:text-box>
            <text:p><text:span text:style-name="T1">cos-artwork-common</text:span></text:p>
          </draw:text-box>
        </draw:frame>
        <draw:frame draw:style-name="gr1" draw:text-style-name="P1" draw:layer="layout" svg:width="5.049cm" svg:height="0.989cm" svg:x="44.9cm" svg:y="8.5cm">
          <draw:text-box>
            <text:p><text:span text:style-name="T1">cos-meta-core</text:span></text:p>
          </draw:text-box>
        </draw:frame>
        <draw:frame draw:style-name="gr1" draw:text-style-name="P1" draw:layer="layout" svg:width="9.962cm" svg:height="0.989cm" svg:x="48.838cm" svg:y="12.9cm">
          <draw:text-box>
            <text:p><text:span text:style-name="T1">ubuntu-system-adjustments</text:span></text:p>
          </draw:text-box>
        </draw:frame>
        <draw:line draw:style-name="gr5" draw:text-style-name="P2" draw:layer="layout" svg:x1="11.4cm" svg:y1="13.9cm" svg:x2="11.3cm" svg:y2="22.8cm">
          <text:p/>
        </draw:line>
        <draw:line draw:style-name="gr5" draw:text-style-name="P2" draw:layer="layout" svg:x1="52cm" svg:y1="13.7cm" svg:x2="12.5cm" svg:y2="22.9cm">
          <text:p/>
        </draw:line>
        <draw:frame draw:style-name="gr1" draw:text-style-name="P1" draw:layer="layout" svg:width="6.67cm" svg:height="0.989cm" svg:x="4.93cm" svg:y="8.7cm">
          <draw:text-box>
            <text:p><text:span text:style-name="T1">cos-artwork-gnome</text:span></text:p>
          </draw:text-box>
        </draw:frame>
        <draw:line draw:style-name="gr5" draw:text-style-name="P2" draw:layer="layout" svg:x1="7.2cm" svg:y1="9.3cm" svg:x2="12.1cm" svg:y2="13.3cm">
          <text:p/>
        </draw:line>
        <draw:line draw:style-name="gr5" draw:text-style-name="P2" draw:layer="layout" svg:x1="46.9cm" svg:y1="9.4cm" svg:x2="55.1cm" svg:y2="13cm">
          <text:p/>
        </draw:line>
        <draw:line draw:style-name="gr6" draw:text-style-name="P2" draw:layer="layout" svg:x1="12.4cm" svg:y1="26.4cm" svg:x2="12.4cm" svg:y2="26.2cm">
          <text:p/>
        </draw:line>
        <draw:line draw:style-name="gr7" draw:text-style-name="P2" draw:layer="layout" svg:x1="1.3cm" svg:y1="26.3cm" svg:x2="71.3cm" svg:y2="26.1cm">
          <text:p/>
        </draw:line>
        <draw:frame draw:style-name="gr8" draw:layer="layout" svg:width="10.951cm" svg:height="3.199cm" svg:x="22.449cm" svg:y="7.9cm">
          <draw:text-box>
            <text:p>cosdrivers cos<text:span text:style-name="T2">-artwork-cinnamon cossources cosbackup cosstick coswifi</text:span></text:p>
          </draw:text-box>
        </draw:frame>
        <draw:frame draw:style-name="gr1" draw:layer="layout" svg:width="5.667cm" svg:height="0.989cm" svg:x="59.759cm" svg:y="13.311cm">
          <draw:text-box>
            <text:p>cos-flashplugin</text:p>
          </draw:text-box>
        </draw:frame>
        <draw:frame draw:style-name="gr1" draw:layer="layout" svg:width="6.259cm" svg:height="0.989cm" svg:x="59.6cm" svg:y="8.711cm">
          <draw:text-box>
            <text:p>cos-meta-codecs</text:p>
          </draw:text-box>
        </draw:frame>
        <draw:line draw:style-name="gr5" draw:text-style-name="P2" draw:layer="layout" svg:x1="62.659cm" svg:y1="9.411cm" svg:x2="62.759cm" svg:y2="13.611cm">
          <text:p/>
        </draw:line>
        <draw:frame draw:style-name="gr1" draw:text-style-name="P1" draw:layer="layout" svg:width="6.7cm" svg:height="0.989cm" svg:x="59.859cm" svg:y="22.711cm">
          <draw:text-box>
            <text:p><text:span text:style-name="T1">cos-flashplugin-11</text:span></text:p>
          </draw:text-box>
        </draw:frame>
        <draw:line draw:style-name="gr5" draw:text-style-name="P2" draw:layer="layout" svg:x1="62.759cm" svg:y1="14.111cm" svg:x2="63.159cm" svg:y2="22.811cm">
          <text:p/>
        </draw:line>
        <draw:frame draw:style-name="gr1" draw:layer="layout" svg:width="5.73cm" svg:height="0.989cm" svg:x="23.17cm" svg:y="22.311cm">
          <draw:text-box>
            <text:p>cosinstall-icons</text:p>
          </draw:text-box>
        </draw:frame>
        <draw:frame draw:style-name="gr1" draw:layer="layout" svg:width="4.456cm" svg:height="0.989cm" svg:x="32.9cm" svg:y="27.811cm">
          <draw:text-box>
            <text:p>cos-mirrors</text:p>
          </draw:text-box>
        </draw:frame>
        <draw:line draw:style-name="gr5" draw:text-style-name="P2" draw:layer="layout" svg:x1="34.8cm" svg:y1="22.9cm" svg:x2="34.8cm" svg:y2="28cm">
          <text:p/>
        </draw:line>
        <draw:frame draw:style-name="gr9" draw:text-style-name="P3" draw:layer="layout" svg:width="6.501cm" svg:height="0.988cm" svg:x="33cm" svg:y="13.012cm">
          <draw:text-box>
            <text:p><text:span text:style-name="T3">mint-search-addon</text:span></text:p>
          </draw:text-box>
        </draw:frame>
        <draw:line draw:style-name="gr5" draw:text-style-name="P2" draw:layer="layout" svg:x1="45.4cm" svg:y1="9.4cm" svg:x2="36.3cm" svg:y2="13.2cm">
          <text:p/>
        </draw:line>
        <draw:frame draw:style-name="gr10" draw:layer="layout" svg:width="6.437cm" svg:height="0.988cm" svg:x="41.363cm" svg:y="13cm">
          <draw:text-box>
            <text:p>cos-stylish-addon</text:p>
          </draw:text-box>
        </draw:frame>
        <draw:line draw:style-name="gr5" draw:text-style-name="P2" draw:layer="layout" svg:x1="46.8cm" svg:y1="9.4cm" svg:x2="46.8cm" svg:y2="13.4cm">
          <text:p/>
        </draw:line>
        <draw:frame draw:style-name="gr1" draw:layer="layout" svg:width="4.558cm" svg:height="0.989cm" svg:x="1.9cm" svg:y="12.9cm">
          <draw:text-box>
            <text:p>cos-themes</text:p>
          </draw:text-box>
        </draw:frame>
        <draw:line draw:style-name="gr5" draw:text-style-name="P2" draw:layer="layout" svg:x1="7.2cm" svg:y1="9.4cm" svg:x2="5.7cm" svg:y2="13.5cm">
          <text:p/>
        </draw:line>
        <draw:frame draw:style-name="gr1" draw:layer="layout" svg:width="5.929cm" svg:height="0.989cm" svg:x="17.471cm" svg:y="32.411cm">
          <draw:text-box>
            <text:p>cos-translations</text:p>
          </draw:text-box>
        </draw:frame>
        <draw:line draw:style-name="gr5" draw:text-style-name="P2" draw:layer="layout" svg:x1="20.2cm" svg:y1="28.4cm" svg:x2="20.1cm" svg:y2="32.9cm">
          <text:p/>
        </draw:line>
        <draw:frame draw:style-name="gr1" draw:layer="layout" svg:width="4.431cm" svg:height="0.989cm" svg:x="5.2cm" svg:y="22.611cm">
          <draw:text-box>
            <text:p>cos-x-icons</text:p>
          </draw:text-box>
        </draw:frame>
        <draw:line draw:style-name="gr5" draw:text-style-name="P2" draw:layer="layout" svg:x1="7.2cm" svg:y1="9.4cm" svg:x2="6.7cm" svg:y2="22.9cm">
          <text:p/>
        </draw:line>
        <draw:line draw:style-name="gr5" draw:text-style-name="P2" draw:layer="layout" svg:x1="4.1cm" svg:y1="13.6cm" svg:x2="6.5cm" svg:y2="22.9cm">
          <text:p/>
        </draw:line>
        <draw:line draw:style-name="gr7" draw:text-style-name="P2" draw:layer="layout" svg:x1="1.3cm" svg:y1="30.7cm" svg:x2="71.3cm" svg:y2="30.5cm">
          <text:p/>
        </draw:line>
        <draw:line draw:style-name="gr7" draw:text-style-name="P2" draw:layer="layout" svg:x1="1.3cm" svg:y1="17.2cm" svg:x2="71.3cm" svg:y2="17cm">
          <text:p/>
        </draw:line>
        <draw:line draw:style-name="gr7" draw:text-style-name="P2" draw:layer="layout" svg:x1="1.3cm" svg:y1="10.7cm" svg:x2="71.3cm" svg:y2="10.5cm">
          <text:p/>
        </draw:line>
        <draw:frame draw:style-name="gr11" draw:text-style-name="P1" draw:layer="layout" svg:width="8.397cm" svg:height="1.1cm" svg:x="14.803cm" svg:y="13.2cm">
          <draw:text-box>
            <text:p><text:span text:style-name="T1">cos-backgrounds-iceblue</text:span></text:p>
          </draw:text-box>
        </draw:frame>
        <draw:frame draw:style-name="gr1" draw:text-style-name="P1" draw:layer="layout" svg:width="7.643cm" svg:height="2.462cm" svg:x="68.1cm" svg:y="8.3cm">
          <draw:text-box>
            <text:p><text:span text:style-name="T1">cos-upgrade</text:span></text:p>
            <text:p><text:span text:style-name="T1">cos-mdm-themes <text:s/>cos-local-repository</text:span></text:p>
          </draw:text-box>
        </draw:frame>
        <draw:frame draw:style-name="gr1" draw:text-style-name="P1" draw:layer="layout" svg:width="5.519cm" svg:height="0.989cm" svg:x="7.1cm" svg:y="27.811cm">
          <draw:text-box>
            <text:p><text:span text:style-name="T1">cos-info-iceblue</text:span></text:p>
          </draw:text-box>
        </draw:frame>
        <draw:line draw:style-name="gr5" draw:text-style-name="P2" draw:layer="layout" svg:x1="7.2cm" svg:y1="9.3cm" svg:x2="17.3cm" svg:y2="12.9cm">
          <text:p/>
        </draw:line>
        <draw:line draw:style-name="gr5" draw:text-style-name="P2" draw:layer="layout" svg:x1="45.9cm" svg:y1="9.7cm" svg:x2="17.4cm" svg:y2="22.5cm">
          <text:p/>
        </draw:line>
        <draw:line draw:style-name="gr5" draw:text-style-name="P2" draw:layer="layout" svg:x1="16cm" svg:y1="23.1cm" svg:x2="11.4cm" svg:y2="28.2cm">
          <text:p/>
        </draw:line>
        <draw:line draw:style-name="gr5" draw:text-style-name="P2" draw:layer="layout" svg:x1="11cm" svg:y1="23.6cm" svg:x2="9.3cm" svg:y2="28.1cm">
          <text:p/>
        </draw:line>
        <draw:frame draw:style-name="gr1" draw:text-style-name="P1" draw:layer="layout" svg:width="8.1cm" svg:height="0.989cm" svg:x="23.4cm" svg:y="4.011cm">
          <draw:text-box>
            <text:p><text:span text:style-name="T1">cos-meta-cinnamon</text:span></text:p>
          </draw:text-box>
        </draw:frame>
        <draw:line draw:style-name="gr5" draw:text-style-name="P2" draw:layer="layout" svg:x1="23.4cm" svg:y1="5cm" svg:x2="11.2cm" svg:y2="8.6cm">
          <text:p/>
        </draw:line>
        <draw:line draw:style-name="gr5" draw:text-style-name="P2" draw:layer="layout" svg:x1="27.1cm" svg:y1="5.2cm" svg:x2="27.1cm" svg:y2="8.2cm">
          <text:p/>
        </draw:line>
        <draw:line draw:style-name="gr5" draw:text-style-name="P2" draw:layer="layout" svg:x1="30.8cm" svg:y1="4.9cm" svg:x2="47cm" svg:y2="8.4cm">
          <text:p/>
        </draw:line>
        <draw:frame draw:style-name="gr12" draw:text-style-name="P4" draw:layer="layout" svg:width="26.695cm" svg:height="0.988cm" svg:x="3.956cm" svg:y="36.181cm">
          <draw:text-box>
            <text:p><text:span text:style-name="T4">注：</text:span><text:span text:style-name="T4">mint-search-addon</text:span><text:span text:style-name="T4">包被删除；</text:span><text:span text:style-name="T4">cos-stylish-addon</text:span><text:span text:style-name="T4">为空包；</text:span><text:span text:style-name="T4">cosdesktop</text:span><text:span text:style-name="T4">没有使用。</text:span></text:p>
          </draw:text-box>
        </draw:frame>
        <draw:frame draw:style-name="gr11" draw:text-style-name="P1" draw:layer="layout" svg:width="4.1cm" svg:height="1.1cm" svg:x="1.3cm" svg:y="22.6cm">
          <draw:text-box>
            <text:p><text:span text:style-name="T1">cosdesktop</text:span></text:p>
          </draw:text-box>
        </draw:frame>
        <draw:line draw:style-name="gr5" draw:text-style-name="P2" draw:layer="layout" svg:x1="3.6cm" svg:y1="23.3cm" svg:x2="9.2cm" svg:y2="28.1cm">
          <text:p/>
        </draw:line>
      </draw:page>
      <draw:page draw:name="page2" draw:style-name="dp1" draw:master-page-name="默认">
        <draw:line draw:style-name="gr7" draw:text-style-name="P2" draw:layer="layout" svg:x1="1.3cm" svg:y1="10.7cm" svg:x2="78.7cm" svg:y2="10.5cm">
          <text:p/>
        </draw:line>
        <draw:line draw:style-name="gr7" draw:text-style-name="P2" draw:layer="layout" svg:x1="1.3cm" svg:y1="20.5cm" svg:x2="78.7cm" svg:y2="20.3cm">
          <text:p/>
        </draw:line>
        <draw:line draw:style-name="gr7" draw:text-style-name="P2" draw:layer="layout" svg:x1="1.3cm" svg:y1="31cm" svg:x2="78.7cm" svg:y2="30.8cm">
          <text:p/>
        </draw:line>
        <draw:rect draw:style-name="gr13" draw:text-style-name="P5" draw:layer="layout" svg:width="22.7cm" svg:height="4.7cm" svg:x="20.5cm" svg:y="33.4cm" draw:corner-radius="0.5cm">
          <text:p text:style-name="P2"><text:span text:style-name="T5">Cinnamon-common</text:span></text:p>
          <text:p text:style-name="P2"><text:span text:style-name="T5">From: cinnamon-common <text:s text:c="3"/>1.8.6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20.7cm" svg:y="23.2cm" draw:corner-radius="0.5cm">
          <text:p text:style-name="P2"><text:span text:style-name="T5">Cinnamon</text:span></text:p>
          <text:p text:style-name="P2"><text:span text:style-name="T5">From: cinnamon <text:s text:c="3"/>1.8.8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5.8cm" svg:y="13.1cm" draw:corner-radius="0.5cm">
          <text:p text:style-name="P2"><text:span text:style-name="T5">Cinnamon</text:span></text:p>
          <text:p text:style-name="P2"><text:span text:style-name="T5">From: cinnamon <text:s text:c="3"/>1.8.8+olivia</text:span></text:p>
          <text:p text:style-name="P2"><text:span text:style-name="T5">Sourcepackage:cinnamon</text:span></text:p>
        </draw:rect>
        <draw:rect draw:style-name="gr13" draw:text-style-name="P5" draw:layer="layout" svg:width="22.7cm" svg:height="4.7cm" svg:x="35.6cm" svg:y="13.1cm" draw:corner-radius="0.5cm">
          <text:p text:style-name="P2"><text:span text:style-name="T5">nemo</text:span></text:p>
          <text:p text:style-name="P2"><text:span text:style-name="T5">From: nemo <text:s text:c="3"/>1.8.3+olivia</text:span></text:p>
          <text:p text:style-name="P2"><text:span text:style-name="T5">Sourcepackage:nemo</text:span></text:p>
        </draw:rect>
        <draw:rect draw:style-name="gr13" draw:text-style-name="P5" draw:layer="layout" svg:width="14.5cm" svg:height="4.7cm" svg:x="29.7cm" svg:y="3.5cm" draw:corner-radius="0.5cm">
          <text:p text:style-name="P2"><text:span text:style-name="T5">nemo-share</text:span></text:p>
          <text:p text:style-name="P2"><text:span text:style-name="T5">From: cinnamon <text:s text:c="3"/>1.8.0+olivia</text:span></text:p>
          <text:p text:style-name="P2"><text:span text:style-name="T5">Sourcepackage:nemo-share</text:span></text:p>
        </draw:rect>
        <draw:rect draw:style-name="gr13" draw:text-style-name="P5" draw:layer="layout" svg:width="14.5cm" svg:height="4.7cm" svg:x="48.2cm" svg:y="3.5cm" draw:corner-radius="0.5cm">
          <text:p text:style-name="P2"><text:span text:style-name="T5">nemo-fileroller</text:span></text:p>
          <text:p text:style-name="P2"><text:span text:style-name="T5">From: cinnamon <text:s text:c="3"/>1.8.0+olivia</text:span></text:p>
          <text:p text:style-name="P2"><text:span text:style-name="T5">Sourcepackage:nemo-fileroller</text:span></text:p>
        </draw:rect>
        <draw:line draw:style-name="gr5" draw:text-style-name="P2" draw:layer="layout" svg:x1="37cm" svg:y1="8.2cm" svg:x2="45.5cm" svg:y2="13.1cm">
          <text:p/>
        </draw:line>
        <draw:line draw:style-name="gr5" draw:text-style-name="P2" draw:layer="layout" svg:x1="55.1cm" svg:y1="8.2cm" svg:x2="48.6cm" svg:y2="13.2cm">
          <text:p/>
        </draw:line>
        <draw:line draw:style-name="gr5" draw:text-style-name="P2" draw:layer="layout" svg:x1="15.6cm" svg:y1="18cm" svg:x2="31.3cm" svg:y2="23.2cm">
          <text:p/>
        </draw:line>
        <draw:line draw:style-name="gr5" draw:text-style-name="P2" draw:layer="layout" svg:x1="48.8cm" svg:y1="17.9cm" svg:x2="31.4cm" svg:y2="23.2cm">
          <text:p/>
        </draw:line>
        <draw:line draw:style-name="gr5" draw:text-style-name="P2" draw:layer="layout" svg:x1="31.6cm" svg:y1="28cm" svg:x2="31.6cm" svg:y2="33.4cm">
          <text:p/>
        </draw:line>
        <draw:rect draw:style-name="gr13" draw:text-style-name="P5" draw:layer="layout" svg:width="11.3cm" svg:height="3.4cm" svg:x="65.7cm" svg:y="1.9cm" draw:corner-radius="0.5cm">
          <text:p text:style-name="P2"><text:span text:style-name="T5">gnome-screenshot</text:span></text:p>
        </draw:rect>
        <draw:rect draw:style-name="gr13" draw:text-style-name="P5" draw:layer="layout" svg:width="11.3cm" svg:height="3.4cm" svg:x="65.7cm" svg:y="6.3cm" draw:corner-radius="0.5cm">
          <text:p text:style-name="P2"><text:span text:style-name="T5">gnome-system-monit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2 </meta:initial-creator>
    <meta:creation-date>2013-10-25T10:44:33</meta:creation-date>
    <dc:date>2013-11-26T17:32:44</dc:date>
    <dc:creator>xifei </dc:creator>
    <meta:editing-duration>PT9H26M33S</meta:editing-duration>
    <meta:editing-cycles>57</meta:editing-cycles>
    <meta:generator>LibreOffice/4.0.4.2$Linux_x86 LibreOffice_project/400m0$Build-2</meta:generator>
    <meta:document-statistic meta:object-count="76"/>
  </office:meta>
</office:document-meta>
</file>